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225" style:master-page-name="MasterPage2" style:family="paragraph" style:name="P96">
      <style:text-properties fo:font-family="Ubuntu" style:font-family-complex="Ubuntu" style:text-underline-type="none" style:text-underline-width="auto"/>
      <style:paragraph-properties/>
    </style:style>
    <style:style style:family="text" style:name="T31">
      <style:text-properties fo:font-family="Ubuntu" style:font-family-complex="Ubuntu" style:text-underline-type="none" style:text-underline-width="auto"/>
    </style:style>
    <style:style style:family="text" style:name="T32">
      <style:text-properties fo:font-family="Ubuntu" style:font-family-complex="Ubuntu" style:text-underline-type="none" style:text-underline-width="auto"/>
    </style:style>
    <style:style style:family="text" style:name="T33">
      <style:text-properties/>
    </style:style>
    <style:style style:parent-style-name="221" style:family="paragraph" style:name="P97">
      <style:text-properties fo:font-family="Ubuntu" style:font-family-complex="Ubuntu" style:text-underline-type="none" style:text-underline-width="auto"/>
      <style:paragraph-properties/>
    </style:style>
    <style:style style:family="text" style:name="T34">
      <style:text-properties fo:font-family="Ubuntu" style:font-family-complex="Ubuntu" style:text-underline-type="none" style:text-underline-width="auto"/>
    </style:style>
    <style:style style:family="text" style:name="T35">
      <style:text-properties fo:font-family="Ubuntu" style:font-family-complex="Ubuntu" style:text-underline-type="none" style:text-underline-width="auto"/>
    </style:style>
    <style:style style:family="text" style:name="T36">
      <style:text-properties fo:font-family="Ubuntu" style:font-family-complex="Ubuntu" style:text-underline-type="none" style:text-underline-width="auto"/>
    </style:style>
    <style:style style:family="text" style:name="T37">
      <style:text-properties/>
    </style:style>
    <style:style style:parent-style-name="221" style:family="paragraph" style:name="P98">
      <style:text-properties fo:font-family="Ubuntu" style:font-family-complex="Ubuntu" style:text-underline-type="none" style:text-underline-width="auto" fo:font-weight="bold"/>
      <style:paragraph-properties fo:text-align="center"/>
    </style:style>
    <style:style style:family="text" style:name="T38">
      <style:text-properties fo:font-family="Ubuntu" style:font-family-complex="Ubuntu" style:text-underline-type="none" style:text-underline-width="auto" fo:font-weight="bold"/>
    </style:style>
    <style:style style:family="text" style:name="T39">
      <style:text-properties fo:font-family="Ubuntu" style:font-family-complex="Ubuntu" style:text-underline-type="none" style:text-underline-width="auto" fo:font-weight="bold"/>
    </style:style>
    <style:style style:family="text" style:name="T40">
      <style:text-properties/>
    </style:style>
    <style:style style:parent-style-name="221" style:list-style-name="WWNum1" style:family="paragraph" style:name="P99">
      <style:text-properties fo:font-family="Ubuntu" style:font-family-complex="Ubuntu" style:text-underline-type="none" style:text-underline-width="auto" fo:font-weight="bold"/>
      <style:paragraph-properties fo:text-align="center"/>
    </style:style>
    <style:style style:family="text" style:name="T41">
      <style:text-properties fo:font-family="Ubuntu" style:font-family-complex="Ubuntu" style:text-underline-type="none" style:text-underline-width="auto" fo:font-weight="bold"/>
    </style:style>
    <style:style style:family="text" style:name="T42">
      <style:text-properties fo:font-family="Ubuntu" style:font-family-complex="Ubuntu" style:text-underline-type="none" style:text-underline-width="auto" fo:font-weight="normal"/>
    </style:style>
    <style:style style:family="text" style:name="T43">
      <style:text-properties fo:font-family="Ubuntu" style:font-family-complex="Ubuntu" style:text-underline-type="none" style:text-underline-width="auto" fo:font-weight="bold"/>
    </style:style>
    <style:style style:family="text" style:name="T44">
      <style:text-properties/>
    </style:style>
    <style:style style:parent-style-name="221" style:list-style-name="WWNum1" style:family="paragraph" style:name="P100">
      <style:text-properties fo:font-family="Ubuntu" style:font-family-complex="Ubuntu" style:text-underline-type="none" style:text-underline-width="auto" fo:font-weight="bold"/>
      <style:paragraph-properties fo:text-align="center"/>
    </style:style>
    <style:style style:family="text" style:name="T45">
      <style:text-properties fo:font-family="Ubuntu" style:font-family-complex="Ubuntu" style:text-underline-type="none" style:text-underline-width="auto" fo:font-weight="bold"/>
    </style:style>
    <style:style style:family="text" style:name="T46">
      <style:text-properties fo:font-family="Ubuntu" style:font-family-complex="Ubuntu" style:text-underline-type="none" style:text-underline-width="auto" fo:font-weight="normal"/>
    </style:style>
    <style:style style:family="text" style:name="T47">
      <style:text-properties fo:font-family="Ubuntu" style:font-family-complex="Ubuntu" style:text-underline-type="none" style:text-underline-width="auto" fo:font-weight="normal"/>
    </style:style>
    <style:style style:family="text" style:name="T48">
      <style:text-properties fo:font-family="Ubuntu" style:font-family-complex="Ubuntu" style:text-underline-type="none" style:text-underline-width="auto" fo:font-weight="bold"/>
    </style:style>
    <style:style style:family="text" style:name="T49">
      <style:text-properties/>
    </style:style>
    <style:style style:parent-style-name="221" style:family="paragraph" style:name="P101">
      <style:text-properties fo:font-family="Ubuntu" style:font-family-complex="Ubuntu" style:text-underline-type="none" style:text-underline-width="auto" fo:font-weight="bold"/>
      <style:paragraph-properties fo:text-align="center"/>
    </style:style>
    <style:style style:family="text" style:name="T50">
      <style:text-properties fo:font-family="Ubuntu" style:font-family-complex="Ubuntu" style:text-underline-type="none" style:text-underline-width="auto" fo:font-weight="bold"/>
    </style:style>
    <style:style style:family="text" style:name="T51">
      <style:text-properties fo:font-family="Ubuntu" style:font-family-complex="Ubuntu" style:text-underline-type="none" style:text-underline-width="auto" fo:font-weight="bold"/>
    </style:style>
    <style:style style:family="text" style:name="T52">
      <style:text-properties/>
    </style:style>
    <style:style style:parent-style-name="221" style:family="paragraph" style:name="P102">
      <style:text-properties fo:font-family="Ubuntu" style:font-family-complex="Ubuntu" style:text-underline-type="none" style:text-underline-width="auto" fo:font-weight="normal"/>
      <style:paragraph-properties fo:text-align="left"/>
    </style:style>
    <style:style style:family="text" style:name="T53">
      <style:text-properties fo:font-family="Ubuntu" style:font-family-complex="Ubuntu" style:text-underline-type="none" style:text-underline-width="auto" fo:font-weight="normal"/>
    </style:style>
    <style:style style:family="text" style:name="T54">
      <style:text-properties fo:font-family="Ubuntu" style:font-family-complex="Ubuntu" style:text-underline-type="none" style:text-underline-width="auto" fo:font-weight="normal"/>
    </style:style>
    <style:style style:family="text" style:name="T55">
      <style:text-properties/>
    </style:style>
    <style:style style:parent-style-name="221" style:family="paragraph" style:name="P103">
      <style:text-properties fo:font-family="Ubuntu" style:font-family-complex="Ubuntu" style:text-underline-type="none" style:text-underline-width="auto" fo:font-weight="normal"/>
      <style:paragraph-properties fo:text-align="left"/>
    </style:style>
    <style:style style:family="text" style:name="T56">
      <style:text-properties fo:font-family="Ubuntu" style:font-family-complex="Ubuntu" style:text-underline-type="none" style:text-underline-width="auto" fo:font-weight="normal"/>
    </style:style>
    <style:style style:family="text" style:name="T57">
      <style:text-properties fo:font-family="Ubuntu" style:font-family-complex="Ubuntu" style:text-underline-type="none" style:text-underline-width="auto" fo:font-weight="normal"/>
    </style:style>
    <style:style style:family="text" style:name="T58">
      <style:text-properties/>
    </style:style>
    <style:style style:parent-style-name="226" style:family="paragraph" style:name="P104">
      <style:text-properties fo:font-family="Ubuntu" style:font-family-complex="Ubuntu" style:text-underline-type="none" style:text-underline-width="auto"/>
      <style:paragraph-properties/>
    </style:style>
    <style:style style:family="text" style:name="T59">
      <style:text-properties fo:font-family="Ubuntu" style:font-family-complex="Ubuntu" style:text-underline-type="none" style:text-underline-width="auto"/>
    </style:style>
    <style:style style:family="text" style:name="T60">
      <style:text-properties fo:font-family="Ubuntu" style:font-family-complex="Ubuntu" style:text-underline-type="none" style:text-underline-width="auto"/>
    </style:style>
    <style:style style:family="text" style:name="T61">
      <style:text-properties/>
    </style:style>
    <style:style style:parent-style-name="221" style:family="paragraph" style:name="P105">
      <style:text-properties fo:font-family="Ubuntu" style:font-family-complex="Ubuntu" style:text-underline-type="none" style:text-underline-width="auto"/>
      <style:paragraph-properties/>
    </style:style>
    <style:style style:family="text" style:name="T62">
      <style:text-properties fo:font-family="Ubuntu" style:font-family-complex="Ubuntu" style:text-underline-type="none" style:text-underline-width="auto"/>
    </style:style>
    <style:style style:family="text" style:name="T63">
      <style:text-properties fo:font-family="Ubuntu" style:font-family-complex="Ubuntu" style:text-underline-type="none" style:text-underline-width="auto"/>
    </style:style>
    <style:style style:family="text" style:name="T64">
      <style:text-properties fo:font-family="Ubuntu" style:font-family-complex="Ubuntu" style:text-underline-type="none" style:text-underline-width="auto" fo:font-weight="bold"/>
    </style:style>
    <style:style style:family="text" style:name="T65">
      <style:text-properties fo:font-family="Ubuntu" style:font-family-complex="Ubuntu" style:text-underline-type="none" style:text-underline-width="auto" fo:font-weight="bold"/>
    </style:style>
    <style:style style:family="text" style:name="T66">
      <style:text-properties fo:font-family="Ubuntu" style:font-family-complex="Ubuntu" style:text-underline-type="none" style:text-underline-width="auto" fo:font-weight="bold"/>
    </style:style>
    <style:style style:family="text" style:name="T67">
      <style:text-properties fo:font-family="Ubuntu" style:font-family-complex="Ubuntu" style:text-underline-type="none" style:text-underline-width="auto" fo:font-weight="bold"/>
    </style:style>
    <style:style style:family="text" style:name="T68">
      <style:text-properties fo:font-family="Ubuntu" style:font-family-complex="Ubuntu" style:text-underline-type="none" style:text-underline-width="auto" fo:font-weight="bold"/>
    </style:style>
    <style:style style:family="text" style:name="T69">
      <style:text-properties fo:font-family="Ubuntu" style:font-family-complex="Ubuntu" style:text-underline-type="none" style:text-underline-width="auto" fo:font-weight="normal"/>
    </style:style>
    <style:style style:family="text" style:name="T70">
      <style:text-properties fo:font-family="Ubuntu" style:font-family-complex="Ubuntu" style:text-underline-type="none" style:text-underline-width="auto" fo:font-weight="normal"/>
    </style:style>
    <style:style style:family="text" style:name="T71">
      <style:text-properties fo:font-family="Ubuntu" style:font-family-complex="Ubuntu" style:text-underline-type="none" style:text-underline-width="auto" fo:font-weight="normal"/>
    </style:style>
    <style:style style:family="text" style:name="T72">
      <style:text-properties fo:font-family="Ubuntu" style:font-family-complex="Ubuntu" style:text-underline-type="none" style:text-underline-width="auto" fo:font-weight="normal"/>
    </style:style>
    <style:style style:family="text" style:name="T73">
      <style:text-properties fo:font-family="Ubuntu" style:font-family-complex="Ubuntu" style:text-underline-type="none" style:text-underline-width="auto" fo:font-weight="normal"/>
    </style:style>
    <style:style style:family="text" style:name="T74">
      <style:text-properties fo:font-family="Ubuntu" style:font-family-complex="Ubuntu" style:text-underline-type="none" style:text-underline-width="auto" fo:font-weight="bold"/>
    </style:style>
    <style:style style:family="text" style:name="T75">
      <style:text-properties fo:font-family="Ubuntu" style:font-family-complex="Ubuntu" style:text-underline-type="none" style:text-underline-width="auto" fo:font-weight="normal"/>
    </style:style>
    <style:style style:family="text" style:name="T76">
      <style:text-properties fo:font-family="Ubuntu" style:font-family-complex="Ubuntu" style:text-underline-type="none" style:text-underline-width="auto" fo:font-weight="normal"/>
    </style:style>
    <style:style style:family="text" style:name="T77">
      <style:text-properties fo:font-family="Ubuntu" style:font-family-complex="Ubuntu" style:text-underline-type="none" style:text-underline-width="auto" fo:font-weight="normal"/>
    </style:style>
    <style:style style:family="text" style:name="T78">
      <style:text-properties fo:font-family="Ubuntu" style:font-family-complex="Ubuntu" style:text-underline-type="none" style:text-underline-width="auto" fo:font-weight="normal"/>
    </style:style>
    <style:style style:family="text" style:name="T79">
      <style:text-properties fo:font-family="Ubuntu" style:font-family-complex="Ubuntu" style:text-underline-type="none" style:text-underline-width="auto" fo:font-weight="normal"/>
    </style:style>
    <style:style style:family="text" style:name="T80">
      <style:text-properties fo:font-family="Ubuntu" style:font-family-complex="Ubuntu" style:text-underline-type="none" style:text-underline-width="auto" fo:font-weight="bold"/>
    </style:style>
    <style:style style:family="text" style:name="T81">
      <style:text-properties fo:font-family="Ubuntu" style:font-family-complex="Ubuntu" style:text-underline-type="none" style:text-underline-width="auto"/>
    </style:style>
    <style:style style:family="text" style:name="T82">
      <style:text-properties/>
    </style:style>
    <style:style style:parent-style-name="221" style:family="paragraph" style:name="P106">
      <style:text-properties fo:font-family="Ubuntu" style:font-family-complex="Ubuntu" style:text-underline-type="none" style:text-underline-width="auto"/>
      <style:paragraph-properties fo:text-align="center"/>
    </style:style>
    <style:style style:family="text" style:name="T83">
      <style:text-properties fo:font-family="Ubuntu" style:font-family-complex="Ubuntu" style:text-underline-type="none" style:text-underline-width="auto" fo:font-weight="bold"/>
    </style:style>
    <style:style style:family="text" style:name="T84">
      <style:text-properties fo:font-family="Ubuntu" style:font-family-complex="Ubuntu" style:text-underline-type="none" style:text-underline-width="auto" fo:font-weight="bold"/>
    </style:style>
    <style:style style:family="text" style:name="T85">
      <style:text-properties fo:font-family="Ubuntu" style:font-family-complex="Ubuntu" style:text-underline-type="none" style:text-underline-width="auto" fo:font-weight="bold"/>
    </style:style>
    <style:style style:family="text" style:name="T86">
      <style:text-properties fo:font-family="Ubuntu" style:font-family-complex="Ubuntu" style:text-underline-type="none" style:text-underline-width="auto" fo:font-weight="bold"/>
    </style:style>
    <style:style style:family="text" style:name="T87">
      <style:text-properties fo:font-family="Ubuntu" style:font-family-complex="Ubuntu" style:text-underline-type="none" style:text-underline-width="auto" fo:font-weight="bold"/>
    </style:style>
    <style:style style:family="text" style:name="T88">
      <style:text-properties fo:font-family="Ubuntu" style:font-family-complex="Ubuntu" style:text-underline-type="none" style:text-underline-width="auto" fo:font-weight="bold"/>
    </style:style>
    <style:style style:family="text" style:name="T89">
      <style:text-properties fo:font-family="Ubuntu" style:font-family-complex="Ubuntu" style:text-underline-type="none" style:text-underline-width="auto" fo:font-weight="bold"/>
    </style:style>
    <style:style style:family="text" style:name="T90">
      <style:text-properties fo:font-family="Ubuntu" style:font-family-complex="Ubuntu" style:text-underline-type="none" style:text-underline-width="auto" fo:font-weight="bold"/>
    </style:style>
    <style:style style:family="text" style:name="T91">
      <style:text-properties fo:font-family="Ubuntu" style:font-family-complex="Ubuntu" style:text-underline-type="none" style:text-underline-width="auto" fo:font-weight="bold"/>
    </style:style>
    <style:style style:family="text" style:name="T92">
      <style:text-properties fo:font-family="Ubuntu" style:font-family-complex="Ubuntu" style:text-underline-type="none" style:text-underline-width="auto" fo:font-weight="bold"/>
    </style:style>
    <style:style style:family="text" style:name="T93">
      <style:text-properties fo:font-family="Ubuntu" style:font-family-complex="Ubuntu" style:text-underline-type="none" style:text-underline-width="auto" fo:font-weight="bold"/>
    </style:style>
    <style:style style:family="text" style:name="T94">
      <style:text-properties fo:font-family="Ubuntu" style:font-family-complex="Ubuntu" style:text-underline-type="none" style:text-underline-width="auto" fo:font-weight="bold"/>
    </style:style>
    <style:style style:family="text" style:name="T95">
      <style:text-properties fo:font-family="Ubuntu" style:font-family-complex="Ubuntu" style:text-underline-type="none" style:text-underline-width="auto" fo:font-weight="bold"/>
    </style:style>
    <style:style style:family="text" style:name="T96">
      <style:text-properties fo:font-family="Ubuntu" style:font-family-complex="Ubuntu" style:text-underline-type="none" style:text-underline-width="auto"/>
    </style:style>
    <style:style style:family="text" style:name="T97">
      <style:text-properties/>
    </style:style>
    <style:style style:parent-style-name="221" style:family="paragraph" style:name="P107">
      <style:text-properties fo:font-family="Ubuntu" style:font-family-complex="Ubuntu" style:text-underline-type="none" style:text-underline-width="auto"/>
      <style:paragraph-properties fo:text-align="center"/>
    </style:style>
    <style:style style:family="text" style:name="T98">
      <style:text-properties fo:font-family="Ubuntu" style:font-family-complex="Ubuntu" style:text-underline-type="none" style:text-underline-width="auto" fo:font-weight="normal"/>
    </style:style>
    <style:style style:family="text" style:name="T99">
      <style:text-properties fo:font-family="Ubuntu" style:font-family-complex="Ubuntu" style:text-underline-type="none" style:text-underline-width="auto" fo:font-weight="normal"/>
    </style:style>
    <style:style style:family="text" style:name="T100">
      <style:text-properties fo:font-family="Ubuntu" style:font-family-complex="Ubuntu" style:text-underline-type="none" style:text-underline-width="auto" fo:font-weight="bold"/>
    </style:style>
    <style:style style:family="text" style:name="T101">
      <style:text-properties fo:font-family="Ubuntu" style:font-family-complex="Ubuntu" style:text-underline-type="none" style:text-underline-width="auto"/>
    </style:style>
    <style:style style:family="text" style:name="T102">
      <style:text-properties/>
    </style:style>
    <style:style style:parent-style-name="221" style:family="paragraph" style:name="P108">
      <style:text-properties fo:font-family="Ubuntu" style:font-family-complex="Ubuntu" style:text-underline-type="none" style:text-underline-width="auto" fo:font-weight="normal"/>
      <style:paragraph-properties fo:text-align="center"/>
    </style:style>
    <style:style style:family="text" style:name="T103">
      <style:text-properties fo:font-family="Ubuntu" style:font-family-complex="Ubuntu" style:text-underline-type="none" style:text-underline-width="auto" fo:font-weight="normal"/>
    </style:style>
    <style:style style:family="text" style:name="T104">
      <style:text-properties fo:font-family="Ubuntu" style:font-family-complex="Ubuntu" style:text-underline-type="none" style:text-underline-width="auto" fo:font-weight="normal"/>
    </style:style>
    <style:style style:family="text" style:name="T105">
      <style:text-properties fo:font-family="Ubuntu" style:font-family-complex="Ubuntu" style:text-underline-type="none" style:text-underline-width="auto" fo:font-weight="normal"/>
    </style:style>
    <style:style style:family="text" style:name="T106">
      <style:text-properties fo:font-family="Ubuntu" style:font-family-complex="Ubuntu" style:text-underline-type="none" style:text-underline-width="auto" fo:font-weight="normal"/>
    </style:style>
    <style:style style:family="text" style:name="T107">
      <style:text-properties/>
    </style:style>
  </office:automatic-styles>
  <office:body>
    <office:text text:use-soft-page-breaks="true">
      <text:p text:style-name="P96"><text:span text:style-name="T31">Transformátor</text:span><text:span text:style-name="T32"/><text:span text:style-name="T33"/></text:p>
      <text:p text:style-name="P97"><text:span text:style-name="T34">Transformátor je súčiastka ktorá umožňuje prenos elektrickej energie z jedného elektrického obvodu do druhého. Je založený na princípe elektromagnetickej indukcie, </text:span><text:span text:style-name="T35">má za úlohu meniť hodnotu napätia (prúdu) a galvanický oddeľuje elektrické obvody. Skladá sa z jadra, primárnej cievky (na ktorú prichádza veľké napätie) a sekundárnej cievky (z ktorej odoberáme znížené napätie)</text:span><text:span text:style-name="T36"/><text:span text:style-name="T37"/></text:p>
      <text:p text:style-name="P98"><text:span text:style-name="T38">Rozdelenie:</text:span><text:span text:style-name="T39"/><text:span text:style-name="T40"/></text:p>
      <text:list text:style-name="WWNum1" text:continue-numbering="true">
        <text:list-item>
          <text:p text:style-name="P99"><text:span text:style-name="T41">Podľa tvaru</text:span><text:span text:style-name="T42"><text:s text:c="2"/>Jadrové, plášťové (cievky sú navinuté v strede), toroidný (kruh)</text:span><text:span text:style-name="T43"/><text:span text:style-name="T44"/></text:p>
        </text:list-item>
        <text:list-item>
          <text:p text:style-name="P100"><text:span text:style-name="T45">Podľa jadra</text:span><text:span text:style-name="T46"><text:s text:c="2"/>Feritové, Transformátorové plechy, </text:span><text:span text:style-name="T47">Prachové</text:span><text:span text:style-name="T48"/><text:span text:style-name="T49"/></text:p>
        </text:list-item>
      </text:list>
      <text:p text:style-name="P101"><text:span text:style-name="T50">Použitie:</text:span><text:span text:style-name="T51"/><text:span text:style-name="T52"/></text:p>
      <text:p text:style-name="P102"><text:span text:style-name="T53">Napájacie zdroje, energetika (transformátorovne),<text:s text:c="2"/>oddelenie jednotlivých zložiek v elektrických obvodoch, v motoroch, v telkách</text:span><text:span text:style-name="T54"/><text:span text:style-name="T55"/></text:p>
      <text:p text:style-name="P103"><text:span text:style-name="T56"/><text:span text:style-name="T57"/><text:span text:style-name="T58"/></text:p>
      <text:p text:style-name="P104"><text:span text:style-name="T59">Princíp činnosti transformátora</text:span><text:span text:style-name="T60"/><text:span text:style-name="T61"/></text:p>
      <text:p text:style-name="P105"><text:span text:style-name="T62">Je založená na elektromagnetickej indukcii. </text:span><text:span text:style-name="T63">Fí je magnetický tok, N -počet závitov. Ak nemáme na sekundárnej cievke pripojenú žiadnu záťaž<text:s text:c="2"/>vieme určiť napätie naprázdno podľa vzorca </text:span><text:span text:style-name="T64">u</text:span><text:span text:style-name="T65">20</text:span><text:span text:style-name="T66">= N</text:span><text:span text:style-name="T67">2</text:span><text:span text:style-name="T68">*k(delta fí/delta t) </text:span><text:span text:style-name="T69">Na primárnu cievku sa pripája striedavé napätie ktoré sa mení v čase a preto sa mení aj magnetický tok. </text:span><text:span text:style-name="T70">Pre jadro transformátora je dôležité nepresýtiť jadro, čiže </text:span><text:span text:style-name="T71">určiť maximálnu indukciu. </text:span><text:span text:style-name="T72">Každý materiál má inú maximálnu indukciu. </text:span><text:span text:style-name="T73">Keďže </text:span><text:span text:style-name="T74">fí = B * S </text:span><text:span text:style-name="T75">kde S je prierez jadra transformátora, </text:span><text:span text:style-name="T76">m</text:span><text:span text:style-name="T77">agnetický tok závisí od napätia, počtu závitov a frekvencie </text:span><text:span text:style-name="T78">vieme napísať delta fí = delta u / N. </text:span><text:span text:style-name="T79">Dosadíme vzorce do seba a dostaneme </text:span><text:span text:style-name="T80">B * S = U/N * f .</text:span><text:span text:style-name="T81"/><text:span text:style-name="T82"/></text:p>
      <text:p text:style-name="P106"><text:span text:style-name="T83">N</text:span><text:span text:style-name="T84">1</text:span><text:span text:style-name="T85"> / </text:span><text:span text:style-name="T86">N</text:span><text:span text:style-name="T87">2</text:span><text:span text:style-name="T88"> = U</text:span><text:span text:style-name="T89">1</text:span><text:span text:style-name="T90"> /U</text:span><text:span text:style-name="T91">2</text:span><text:span text:style-name="T92"> = I</text:span><text:span text:style-name="T93">2</text:span><text:span text:style-name="T94"> / I</text:span><text:span text:style-name="T95">1</text:span><text:span text:style-name="T96"/><text:span text:style-name="T97"/></text:p>
      <text:p text:style-name="P107"><text:span text:style-name="T98">Počet závitov je priamoúmerný s napätím a nepriamoúmerný s prúdom. </text:span><text:span text:style-name="T99">Každý transformátor má účinnosť </text:span><text:span text:style-name="T100">účinnosť = výkon / príkon . </text:span><text:span text:style-name="T101"/><text:span text:style-name="T102"/></text:p>
      <text:p text:style-name="P108"><text:span text:style-name="T103">N</text:span><text:span text:style-name="T104">a primárnu cievku privedieme prúd, v cievke sa indukuje napätie a vyvolá sa magnetický tok. </text:span><text:span text:style-name="T105">Magnetický tok primárneho vinutia pretne siločiary sekundárneho vinutí, tým sa zmení magnetický tok v sekundárnom vinutí, indukuje sa napätie a vzniká prúd. Podmienkou premenlivého magnetického toku je pripojenie harmonického signálu na primárnu cievku.</text:span><text:span text:style-name="T106"/><text:span text:style-name="T1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paragraph">
      <style:text-properties fo:color="#000000" style:text-position="0% 100%" fo:font-family="Times New Roman" style:font-family-asian="Arial" style:font-family-complex="Arial" fo:font-size="10pt" fo:letter-spacing="0pt"/>
      <style:paragraph-properties fo:line-height="100%" fo:text-align="left" style:tab-stop-distance="35.45pt" fo:margin-left="0cm" fo:margin-right="0cm" fo:text-indent="-0cm" fo:margin-top="0pt" fo:margin-bottom="0pt" fo:background-color="#ffffff" fo:border="none"/>
    </style:default-style>
    <style:default-style style:family="text">
      <style:text-properties fo:color="#000000" style:text-position="0% 100%" fo:font-family="Times New Roman" style:font-family-asian="Arial" style:font-family-complex="Arial" fo:font-size="10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parent-style-name="148" style:display-name="Heading 1" style:family="paragraph" style:name="11">
      <style:text-properties fo:color="#000000" fo:font-family="Arial" style:font-family-asian="Arial" style:font-family-complex="Arial" fo:font-size="24pt" fo:font-weight="bold"/>
      <style:paragraph-properties fo:margin-top="24pt" fo:margin-bottom="0pt"/>
    </style:style>
    <style:style style:parent-style-name="9" style:display-name="Heading 1 Char" style:family="text" style:name="12">
      <style:text-properties fo:color="#000000" fo:font-family="Arial" style:font-family-asian="Arial" style:font-family-complex="Arial" fo:font-size="24pt" fo:font-weight="bold"/>
    </style:style>
    <style:style style:parent-style-name="148" style:display-name="Heading 2" style:family="paragraph" style:name="13">
      <style:text-properties fo:color="#000000" fo:font-family="Arial" style:font-family-asian="Arial" style:font-family-complex="Arial" fo:font-size="20pt" fo:font-weight="bold"/>
      <style:paragraph-properties fo:margin-top="10pt" fo:margin-bottom="0pt"/>
    </style:style>
    <style:style style:parent-style-name="9" style:display-name="Heading 2 Char" style:family="text" style:name="14">
      <style:text-properties fo:color="#000000" fo:font-family="Arial" style:font-family-asian="Arial" style:font-family-complex="Arial" fo:font-size="20pt" fo:font-weight="bold"/>
    </style:style>
    <style:style style:parent-style-name="148" style:display-name="Heading 3" style:family="paragraph" style:name="15">
      <style:text-properties fo:color="#000000" fo:font-family="Arial" style:font-family-asian="Arial" style:font-family-complex="Arial" fo:font-size="18pt" fo:font-style="italic" fo:font-weight="bold"/>
      <style:paragraph-properties fo:margin-top="10pt" fo:margin-bottom="0pt"/>
    </style:style>
    <style:style style:parent-style-name="9" style:display-name="Heading 3 Char" style:family="text" style:name="16">
      <style:text-properties fo:color="#000000" fo:font-family="Arial" style:font-family-asian="Arial" style:font-family-complex="Arial" fo:font-size="20pt" fo:font-style="italic" fo:font-weight="bold"/>
    </style:style>
    <style:style style:parent-style-name="148" style:display-name="Heading 4" style:family="paragraph" style:name="17">
      <style:text-properties fo:color="#232323" fo:font-family="Arial" style:font-family-asian="Arial" style:font-family-complex="Arial" fo:font-size="16pt"/>
      <style:paragraph-properties fo:margin-top="10pt" fo:margin-bottom="0pt"/>
    </style:style>
    <style:style style:parent-style-name="9" style:display-name="Heading 4 Char" style:family="text" style:name="18">
      <style:text-properties fo:color="#232323" fo:font-family="Arial" style:font-family-asian="Arial" style:font-family-complex="Arial" fo:font-size="16pt"/>
    </style:style>
    <style:style style:parent-style-name="148" style:display-name="Heading 5" style:family="paragraph" style:name="19">
      <style:text-properties fo:color="#444444" fo:font-family="Arial" style:font-family-asian="Arial" style:font-family-complex="Arial" fo:font-size="14pt" fo:font-weight="bold"/>
      <style:paragraph-properties fo:margin-top="10pt" fo:margin-bottom="0pt"/>
    </style:style>
    <style:style style:parent-style-name="9" style:display-name="Heading 5 Char" style:family="text" style:name="20">
      <style:text-properties fo:color="#444444" fo:font-family="Arial" style:font-family-asian="Arial" style:font-family-complex="Arial" fo:font-size="14pt" fo:font-weight="bold"/>
    </style:style>
    <style:style style:parent-style-name="148" style:display-name="Heading 6" style:family="paragraph" style:name="21">
      <style:text-properties fo:color="#232323" fo:font-family="Arial" style:font-family-asian="Arial" style:font-family-complex="Arial" fo:font-size="14pt" fo:font-style="italic"/>
      <style:paragraph-properties fo:margin-top="10pt" fo:margin-bottom="0pt"/>
    </style:style>
    <style:style style:parent-style-name="9" style:display-name="Heading 6 Char" style:family="text" style:name="22">
      <style:text-properties fo:color="#232323" fo:font-family="Arial" style:font-family-asian="Arial" style:font-family-complex="Arial" fo:font-size="14pt" fo:font-style="italic"/>
    </style:style>
    <style:style style:parent-style-name="148" style:display-name="Heading 7" style:family="paragraph" style:name="23">
      <style:text-properties fo:color="#606060" fo:font-family="Arial" style:font-family-asian="Arial" style:font-family-complex="Arial" fo:font-size="12pt" fo:font-weight="bold"/>
      <style:paragraph-properties fo:margin-top="10pt" fo:margin-bottom="0pt"/>
    </style:style>
    <style:style style:parent-style-name="9" style:display-name="Heading 7 Char" style:family="text" style:name="24">
      <style:text-properties fo:color="#606060" fo:font-family="Arial" style:font-family-asian="Arial" style:font-family-complex="Arial" fo:font-size="14pt" fo:font-weight="bold"/>
    </style:style>
    <style:style style:parent-style-name="148" style:display-name="Heading 8" style:family="paragraph" style:name="25">
      <style:text-properties fo:color="#444444" fo:font-family="Arial" style:font-family-asian="Arial" style:font-family-complex="Arial" fo:font-size="12pt"/>
      <style:paragraph-properties fo:margin-top="10pt" fo:margin-bottom="0pt"/>
    </style:style>
    <style:style style:parent-style-name="9" style:display-name="Heading 8 Char" style:family="text" style:name="26">
      <style:text-properties fo:color="#444444" fo:font-family="Arial" style:font-family-asian="Arial" style:font-family-complex="Arial" fo:font-size="12pt"/>
    </style:style>
    <style:style style:parent-style-name="148" style:display-name="Heading 9" style:family="paragraph" style:name="27">
      <style:text-properties fo:color="#444444" fo:font-family="Arial" style:font-family-asian="Arial" style:font-family-complex="Arial" fo:font-size="11.5pt" fo:font-style="italic"/>
      <style:paragraph-properties fo:margin-top="10pt" fo:margin-bottom="0pt"/>
    </style:style>
    <style:style style:parent-style-name="9" style:display-name="Heading 9 Char" style:family="text" style:name="28">
      <style:text-properties fo:color="#444444" fo:font-family="Arial" style:font-family-asian="Arial" style:font-family-complex="Arial" fo:font-size="11.5pt" fo:font-style="italic"/>
    </style:style>
    <style:style style:parent-style-name="148" style:display-name="List Paragraph" style:family="paragraph" style:name="29">
      <style:paragraph-properties fo:margin-left="1.27cm" style:contextual-spacing="true"/>
    </style:style>
    <style:style style:parent-style-name="148" style:display-name="No Spacing" style:family="paragraph" style:name="31">
      <style:text-properties fo:color="#000000"/>
      <style:paragraph-properties fo:line-height="100%" fo:margin-bottom="0pt"/>
    </style:style>
    <style:style style:parent-style-name="148" style:display-name="Title" style:family="paragraph" style:name="32">
      <style:text-properties fo:color="#000000" fo:font-size="36pt" fo:font-weight="bold"/>
      <style:paragraph-properties fo:line-height="100%" fo:margin-top="15pt" fo:margin-bottom="4pt" fo:border-bottom="0.1058cm solid #000000"/>
    </style:style>
    <style:style style:parent-style-name="148" style:display-name="Subtitle" style:family="paragraph" style:name="33">
      <style:text-properties fo:color="#444444" fo:font-size="26pt" fo:font-style="italic"/>
      <style:paragraph-properties fo:line-height="100%"/>
    </style:style>
    <style:style style:parent-style-name="148" style:display-name="Quote" style:family="paragraph" style:name="34">
      <style:text-properties fo:color="#373737" fo:font-size="9pt" fo:font-style="italic"/>
      <style:paragraph-properties fo:margin-left="6.001cm" fo:border-bottom="0.05292cm solid #A6A6A6" fo:border-left="0.05292cm solid #A6A6A6"/>
    </style:style>
    <style:style style:parent-style-name="148" style:display-name="Intense Quote" style:family="paragraph" style:name="35">
      <style:text-properties fo:color="#606060" fo:font-size="9.5pt" fo:font-style="italic"/>
      <style:paragraph-properties fo:margin-left="1cm" fo:margin-right="1cm" fo:background-color="#d9d9d9" fo:border="0.01764cm solid #808080"/>
    </style:style>
    <style:style style:parent-style-name="148" style:display-name="Header" style:family="paragraph" style:name="36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48" style:display-name="Footer" style:family="paragraph" style:name="37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yperlink" style:family="text" style:name="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48" style:display-name="footnote text" style:family="paragraph" style:name="61">
      <style:text-properties fo:font-size="10pt"/>
      <style:paragraph-properties fo:line-height="100%" fo:margin-bottom="0pt"/>
    </style:style>
    <style:style style:parent-style-name="9" style:display-name="Footnote Text Char" style:family="text" style:name="62">
      <style:text-properties fo:font-size="10pt"/>
    </style:style>
    <style:style style:parent-style-name="9" style:display-name="footnote reference" style:family="text" style:name="63">
      <style:text-properties style:text-position="33%"/>
    </style:style>
    <style:style style:parent-style-name="148" style:display-name="toc 1" style:family="paragraph" style:name="64">
      <style:paragraph-properties fo:margin-left="0cm" fo:margin-right="0cm" fo:text-indent="-0cm" fo:margin-bottom="2.85pt"/>
    </style:style>
    <style:style style:parent-style-name="148" style:display-name="toc 2" style:family="paragraph" style:name="65">
      <style:paragraph-properties fo:margin-left="0.4992cm" fo:margin-right="0cm" fo:text-indent="-0cm" fo:margin-bottom="2.85pt"/>
    </style:style>
    <style:style style:parent-style-name="148" style:display-name="toc 3" style:family="paragraph" style:name="66">
      <style:paragraph-properties fo:margin-left="1cm" fo:margin-right="0cm" fo:text-indent="-0cm" fo:margin-bottom="2.85pt"/>
    </style:style>
    <style:style style:parent-style-name="148" style:display-name="toc 4" style:family="paragraph" style:name="67">
      <style:paragraph-properties fo:margin-left="1.499cm" fo:margin-right="0cm" fo:text-indent="-0cm" fo:margin-bottom="2.85pt"/>
    </style:style>
    <style:style style:parent-style-name="148" style:display-name="toc 5" style:family="paragraph" style:name="68">
      <style:paragraph-properties fo:margin-left="2cm" fo:margin-right="0cm" fo:text-indent="-0cm" fo:margin-bottom="2.85pt"/>
    </style:style>
    <style:style style:parent-style-name="148" style:display-name="toc 6" style:family="paragraph" style:name="69">
      <style:paragraph-properties fo:margin-left="2.5cm" fo:margin-right="0cm" fo:text-indent="-0cm" fo:margin-bottom="2.85pt"/>
    </style:style>
    <style:style style:parent-style-name="148" style:display-name="toc 7" style:family="paragraph" style:name="70">
      <style:paragraph-properties fo:margin-left="3.001cm" fo:margin-right="0cm" fo:text-indent="-0cm" fo:margin-bottom="2.85pt"/>
    </style:style>
    <style:style style:parent-style-name="148" style:display-name="toc 8" style:family="paragraph" style:name="71">
      <style:paragraph-properties fo:margin-left="3.5cm" fo:margin-right="0cm" fo:text-indent="-0cm" fo:margin-bottom="2.85pt"/>
    </style:style>
    <style:style style:parent-style-name="148" style:display-name="toc 9" style:family="paragraph" style:name="72">
      <style:paragraph-properties fo:margin-left="4.001cm" fo:margin-right="0cm" fo:text-indent="-0cm" fo:margin-bottom="2.85pt"/>
    </style:style>
    <style:style style:display-name="TOC Heading" style:family="paragraph" style:name="73"/>
    <style:style style:display-name="Normal" style:family="paragraph" style:name="148">
      <style:text-properties fo:color="#000000" style:text-position="0% 100%" fo:font-family="Times New Roman" style:font-family-asian="Arial" style:font-family-complex="Times New Roman" fo:font-size="10pt" fo:letter-spacing="0pt" style:text-underline-type="none" style:text-underline-width="auto"/>
      <style:paragraph-properties fo:line-height="100%" fo:text-align="left" fo:margin-left="0cm" fo:margin-right="0cm" fo:text-indent="-0cm" fo:margin-top="0pt" fo:margin-bottom="0pt" fo:background-color="#ffffff" fo:border="none"/>
    </style:style>
    <style:style style:display-name="DStyle_text" style:family="text" style:name="149">
      <style:text-properties fo:color="#000000" fo:font-family="Times New Roman" style:font-family-complex="Times New Roman" fo:font-size="10pt" style:text-underline-type="none" style:text-underline-width="auto"/>
    </style:style>
    <style:style style:parent-style-name="149" style:display-name="9" style:family="text" style:name="150"/>
    <style:style style:parent-style-name="172" style:display-name="11" style:family="paragraph" style:name="151">
      <style:text-properties fo:color="#000000" fo:font-family="Arial" style:font-family-complex="Arial" fo:font-size="24pt" style:text-underline-type="none" style:text-underline-width="auto" fo:font-weight="bold"/>
      <style:paragraph-properties fo:margin-top="24pt" fo:margin-bottom="0pt"/>
    </style:style>
    <style:style style:parent-style-name="172" style:display-name="12" style:family="paragraph" style:name="152">
      <style:text-properties fo:color="#000000" fo:font-family="Arial" style:font-family-complex="Arial" fo:font-size="20pt" style:text-underline-type="none" style:text-underline-width="auto" fo:font-weight="bold"/>
      <style:paragraph-properties fo:margin-top="10pt" fo:margin-bottom="0pt"/>
    </style:style>
    <style:style style:parent-style-name="172" style:display-name="13" style:family="paragraph" style:name="153">
      <style:text-properties fo:color="#000000" fo:font-family="Arial" style:font-family-complex="Arial" fo:font-size="18pt" fo:font-style="italic" style:text-underline-type="none" style:text-underline-width="auto" fo:font-weight="bold"/>
      <style:paragraph-properties fo:margin-top="10pt" fo:margin-bottom="0pt"/>
    </style:style>
    <style:style style:parent-style-name="172" style:display-name="14" style:family="paragraph" style:name="154">
      <style:text-properties fo:color="#232323" fo:font-family="Arial" style:font-family-complex="Arial" fo:font-size="16pt" style:text-underline-type="none" style:text-underline-width="auto"/>
      <style:paragraph-properties fo:margin-top="10pt" fo:margin-bottom="0pt"/>
    </style:style>
    <style:style style:parent-style-name="172" style:display-name="15" style:family="paragraph" style:name="155">
      <style:text-properties fo:color="#444444" fo:font-family="Arial" style:font-family-complex="Arial" fo:font-size="14pt" style:text-underline-type="none" style:text-underline-width="auto" fo:font-weight="bold"/>
      <style:paragraph-properties fo:margin-top="10pt" fo:margin-bottom="0pt"/>
    </style:style>
    <style:style style:parent-style-name="172" style:display-name="16" style:family="paragraph" style:name="156">
      <style:text-properties fo:color="#232323" fo:font-family="Arial" style:font-family-complex="Arial" fo:font-size="14pt" fo:font-style="italic" style:text-underline-type="none" style:text-underline-width="auto"/>
      <style:paragraph-properties fo:margin-top="10pt" fo:margin-bottom="0pt"/>
    </style:style>
    <style:style style:parent-style-name="172" style:display-name="17" style:family="paragraph" style:name="157">
      <style:text-properties fo:color="#606060" fo:font-family="Arial" style:font-family-complex="Arial" fo:font-size="12pt" style:text-underline-type="none" style:text-underline-width="auto" fo:font-weight="bold"/>
      <style:paragraph-properties fo:margin-top="10pt" fo:margin-bottom="0pt"/>
    </style:style>
    <style:style style:parent-style-name="172" style:display-name="18" style:family="paragraph" style:name="158">
      <style:text-properties fo:color="#444444" fo:font-family="Arial" style:font-family-complex="Arial" fo:font-size="12pt" style:text-underline-type="none" style:text-underline-width="auto"/>
      <style:paragraph-properties fo:margin-top="10pt" fo:margin-bottom="0pt"/>
    </style:style>
    <style:style style:parent-style-name="172" style:display-name="19" style:family="paragraph" style:name="159">
      <style:text-properties fo:color="#444444" fo:font-family="Arial" style:font-family-complex="Arial" fo:font-size="11.5pt" fo:font-style="italic" style:text-underline-type="none" style:text-underline-width="auto"/>
      <style:paragraph-properties fo:margin-top="10pt" fo:margin-bottom="0pt"/>
    </style:style>
    <style:style style:parent-style-name="172" style:display-name="20" style:family="paragraph" style:name="160">
      <style:paragraph-properties fo:margin-left="1.27cm" fo:margin-right="0cm" fo:text-indent="-0cm"/>
    </style:style>
    <style:style style:parent-style-name="172" style:display-name="22" style:family="paragraph" style:name="161">
      <style:text-properties fo:color="#000000" style:text-underline-type="none" style:text-underline-width="auto"/>
      <style:paragraph-properties fo:line-height="100%" fo:margin-bottom="0pt"/>
    </style:style>
    <style:style style:parent-style-name="172" style:display-name="23" style:family="paragraph" style:name="162">
      <style:text-properties fo:color="#000000" fo:font-size="36pt" style:text-underline-type="none" style:text-underline-width="auto" fo:font-weight="bold"/>
      <style:paragraph-properties fo:line-height="100%" fo:margin-top="15pt" fo:margin-bottom="4pt" fo:border-bottom="0.1058cm solid #000000"/>
    </style:style>
    <style:style style:parent-style-name="172" style:display-name="24" style:family="paragraph" style:name="163">
      <style:text-properties fo:color="#444444" fo:font-size="26pt" fo:font-style="italic" style:text-underline-type="none" style:text-underline-width="auto"/>
      <style:paragraph-properties fo:line-height="100%"/>
    </style:style>
    <style:style style:parent-style-name="172" style:display-name="25" style:family="paragraph" style:name="164">
      <style:text-properties fo:color="#373737" fo:font-size="9pt" fo:font-style="italic" style:text-underline-type="none" style:text-underline-width="auto"/>
      <style:paragraph-properties fo:margin-left="6.001cm" fo:margin-right="0cm" fo:text-indent="-0cm" fo:border-bottom="0.05292cm solid #A6A6A6" fo:border-left="0.05292cm solid #A6A6A6"/>
    </style:style>
    <style:style style:parent-style-name="172" style:display-name="26" style:family="paragraph" style:name="165">
      <style:text-properties fo:color="#606060" fo:font-size="9.5pt" fo:font-style="italic" style:text-underline-type="none" style:text-underline-width="auto"/>
      <style:paragraph-properties fo:margin-left="1cm" fo:margin-right="1cm" fo:text-indent="-0cm" fo:background-color="#d9d9d9" fo:border="0.01764cm solid #808080"/>
    </style:style>
    <style:style style:parent-style-name="172" style:display-name="27" style:family="paragraph" style:name="166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72" style:display-name="28" style:family="paragraph" style:name="167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49" style:display-name="51" style:family="text" style:name="168">
      <style:text-properties fo:color="#0000ff" style:text-underline-type="single" style:text-underline-style="solid" style:text-underline-width="auto" style:text-underline-color="font-color"/>
    </style:style>
    <style:style style:parent-style-name="172" style:display-name="52" style:family="paragraph" style:name="169">
      <style:text-properties fo:font-size="10pt" style:text-underline-type="none" style:text-underline-width="auto"/>
      <style:paragraph-properties fo:line-height="100%" fo:margin-bottom="0pt"/>
    </style:style>
    <style:style style:parent-style-name="150" style:display-name="53" style:family="text" style:name="170">
      <style:text-properties fo:font-size="10pt" style:text-underline-type="none" style:text-underline-width="auto"/>
    </style:style>
    <style:style style:parent-style-name="150" style:display-name="54" style:family="text" style:name="171">
      <style:text-properties style:text-underline-type="none" style:text-underline-width="auto"/>
    </style:style>
    <style:style style:parent-style-name="148" style:display-name="109" style:family="paragraph" style:name="172">
      <style:text-properties fo:color="#000000" fo:font-family="Times New Roman" style:font-family-complex="Times New Roman" fo:font-size="10pt" style:text-underline-type="none" style:text-underline-width="auto"/>
      <style:paragraph-properties fo:line-height="100%" fo:text-align="left" fo:margin-left="0cm" fo:margin-right="0cm" fo:text-indent="-0cm" fo:margin-top="0pt" fo:margin-bottom="0pt" fo:border="none"/>
    </style:style>
    <style:style style:parent-style-name="149" style:display-name="110" style:family="text" style:name="173">
      <style:text-properties fo:color="#000000" fo:font-family="Times New Roman" style:font-family-complex="Times New Roman" fo:font-size="10pt" style:text-underline-type="none" style:text-underline-width="auto"/>
    </style:style>
    <style:style style:parent-style-name="173" style:display-name="111" style:family="text" style:name="174"/>
    <style:style style:parent-style-name="196" style:display-name="112" style:family="paragraph" style:name="175">
      <style:text-properties fo:color="#000000" fo:font-family="Arial" style:font-family-complex="Arial" fo:font-size="24pt" style:text-underline-type="none" style:text-underline-width="auto" fo:font-weight="bold"/>
      <style:paragraph-properties fo:margin-top="24pt" fo:margin-bottom="0pt"/>
    </style:style>
    <style:style style:parent-style-name="196" style:display-name="113" style:family="paragraph" style:name="176">
      <style:text-properties fo:color="#000000" fo:font-family="Arial" style:font-family-complex="Arial" fo:font-size="20pt" style:text-underline-type="none" style:text-underline-width="auto" fo:font-weight="bold"/>
      <style:paragraph-properties fo:margin-top="10pt" fo:margin-bottom="0pt"/>
    </style:style>
    <style:style style:parent-style-name="196" style:display-name="114" style:family="paragraph" style:name="177">
      <style:text-properties fo:color="#000000" fo:font-family="Arial" style:font-family-complex="Arial" fo:font-size="18pt" fo:font-style="italic" style:text-underline-type="none" style:text-underline-width="auto" fo:font-weight="bold"/>
      <style:paragraph-properties fo:margin-top="10pt" fo:margin-bottom="0pt"/>
    </style:style>
    <style:style style:parent-style-name="196" style:display-name="115" style:family="paragraph" style:name="178">
      <style:text-properties fo:color="#232323" fo:font-family="Arial" style:font-family-complex="Arial" fo:font-size="16pt" style:text-underline-type="none" style:text-underline-width="auto"/>
      <style:paragraph-properties fo:margin-top="10pt" fo:margin-bottom="0pt"/>
    </style:style>
    <style:style style:parent-style-name="196" style:display-name="116" style:family="paragraph" style:name="179">
      <style:text-properties fo:color="#444444" fo:font-family="Arial" style:font-family-complex="Arial" fo:font-size="14pt" style:text-underline-type="none" style:text-underline-width="auto" fo:font-weight="bold"/>
      <style:paragraph-properties fo:margin-top="10pt" fo:margin-bottom="0pt"/>
    </style:style>
    <style:style style:parent-style-name="196" style:display-name="117" style:family="paragraph" style:name="180">
      <style:text-properties fo:color="#232323" fo:font-family="Arial" style:font-family-complex="Arial" fo:font-size="14pt" fo:font-style="italic" style:text-underline-type="none" style:text-underline-width="auto"/>
      <style:paragraph-properties fo:margin-top="10pt" fo:margin-bottom="0pt"/>
    </style:style>
    <style:style style:parent-style-name="196" style:display-name="118" style:family="paragraph" style:name="181">
      <style:text-properties fo:color="#606060" fo:font-family="Arial" style:font-family-complex="Arial" fo:font-size="12pt" style:text-underline-type="none" style:text-underline-width="auto" fo:font-weight="bold"/>
      <style:paragraph-properties fo:margin-top="10pt" fo:margin-bottom="0pt"/>
    </style:style>
    <style:style style:parent-style-name="196" style:display-name="119" style:family="paragraph" style:name="182">
      <style:text-properties fo:color="#444444" fo:font-family="Arial" style:font-family-complex="Arial" fo:font-size="12pt" style:text-underline-type="none" style:text-underline-width="auto"/>
      <style:paragraph-properties fo:margin-top="10pt" fo:margin-bottom="0pt"/>
    </style:style>
    <style:style style:parent-style-name="196" style:display-name="120" style:family="paragraph" style:name="183">
      <style:text-properties fo:color="#444444" fo:font-family="Arial" style:font-family-complex="Arial" fo:font-size="11.5pt" fo:font-style="italic" style:text-underline-type="none" style:text-underline-width="auto"/>
      <style:paragraph-properties fo:margin-top="10pt" fo:margin-bottom="0pt"/>
    </style:style>
    <style:style style:parent-style-name="196" style:display-name="121" style:family="paragraph" style:name="184">
      <style:paragraph-properties fo:margin-left="1.27cm" fo:margin-right="0cm" fo:text-indent="-0cm"/>
    </style:style>
    <style:style style:parent-style-name="196" style:display-name="122" style:family="paragraph" style:name="185">
      <style:text-properties fo:color="#000000" style:text-underline-type="none" style:text-underline-width="auto"/>
      <style:paragraph-properties fo:line-height="100%" fo:margin-bottom="0pt"/>
    </style:style>
    <style:style style:parent-style-name="196" style:display-name="123" style:family="paragraph" style:name="186">
      <style:text-properties fo:color="#000000" fo:font-size="36pt" style:text-underline-type="none" style:text-underline-width="auto" fo:font-weight="bold"/>
      <style:paragraph-properties fo:line-height="100%" fo:margin-top="15pt" fo:margin-bottom="4pt" fo:border-bottom="0.1058cm solid #000000"/>
    </style:style>
    <style:style style:parent-style-name="196" style:display-name="124" style:family="paragraph" style:name="187">
      <style:text-properties fo:color="#444444" fo:font-size="26pt" fo:font-style="italic" style:text-underline-type="none" style:text-underline-width="auto"/>
      <style:paragraph-properties fo:line-height="100%"/>
    </style:style>
    <style:style style:parent-style-name="196" style:display-name="125" style:family="paragraph" style:name="188">
      <style:text-properties fo:color="#373737" fo:font-size="9pt" fo:font-style="italic" style:text-underline-type="none" style:text-underline-width="auto"/>
      <style:paragraph-properties fo:margin-left="6.001cm" fo:margin-right="0cm" fo:text-indent="-0cm" fo:border-bottom="0.05292cm solid #A6A6A6" fo:border-left="0.05292cm solid #A6A6A6"/>
    </style:style>
    <style:style style:parent-style-name="196" style:display-name="126" style:family="paragraph" style:name="189">
      <style:text-properties fo:color="#606060" fo:font-size="9.5pt" fo:font-style="italic" style:text-underline-type="none" style:text-underline-width="auto"/>
      <style:paragraph-properties fo:margin-left="1cm" fo:margin-right="1cm" fo:text-indent="-0cm" fo:background-color="#d9d9d9" fo:border="0.01764cm solid #808080"/>
    </style:style>
    <style:style style:parent-style-name="196" style:display-name="127" style:family="paragraph" style:name="190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96" style:display-name="128" style:family="paragraph" style:name="191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73" style:display-name="129" style:family="text" style:name="192">
      <style:text-properties fo:color="#0000ff" style:text-underline-type="single" style:text-underline-style="solid" style:text-underline-width="auto" style:text-underline-color="font-color"/>
    </style:style>
    <style:style style:parent-style-name="196" style:display-name="130" style:family="paragraph" style:name="193">
      <style:text-properties fo:font-size="10pt" style:text-underline-type="none" style:text-underline-width="auto"/>
      <style:paragraph-properties fo:line-height="100%" fo:margin-bottom="0pt"/>
    </style:style>
    <style:style style:parent-style-name="174" style:display-name="131" style:family="text" style:name="194">
      <style:text-properties fo:font-size="10pt" style:text-underline-type="none" style:text-underline-width="auto"/>
    </style:style>
    <style:style style:parent-style-name="174" style:display-name="132" style:family="text" style:name="195">
      <style:text-properties style:text-underline-type="none" style:text-underline-width="auto"/>
    </style:style>
    <style:style style:parent-style-name="172" style:display-name="133" style:family="paragraph" style:name="196">
      <style:text-properties fo:color="#000000" fo:font-family="Times New Roman" style:font-family-complex="Times New Roman" fo:font-size="10pt" style:text-underline-type="none" style:text-underline-width="auto"/>
      <style:paragraph-properties fo:line-height="100%" fo:text-align="left" fo:margin-left="0cm" fo:margin-right="0cm" fo:text-indent="-0cm" fo:margin-top="0pt" fo:margin-bottom="0pt" fo:border="none"/>
    </style:style>
    <style:style style:parent-style-name="173" style:display-name="134" style:family="text" style:name="197">
      <style:text-properties fo:color="#000000" fo:font-family="Times New Roman" style:font-family-complex="Times New Roman" fo:font-size="10pt" style:text-underline-type="none" style:text-underline-width="auto"/>
    </style:style>
    <style:style style:parent-style-name="197" style:display-name="135" style:family="text" style:name="198"/>
    <style:style style:parent-style-name="218" style:display-name="136" style:family="paragraph" style:name="199">
      <style:text-properties fo:color="#000000" fo:font-family="Arial" style:font-family-complex="Arial" fo:font-size="24pt" style:text-underline-type="none" style:text-underline-width="auto" fo:font-weight="bold"/>
      <style:paragraph-properties fo:margin-top="24pt" fo:margin-bottom="0pt"/>
    </style:style>
    <style:style style:parent-style-name="218" style:display-name="137" style:family="paragraph" style:name="200">
      <style:text-properties fo:color="#000000" fo:font-family="Arial" style:font-family-complex="Arial" fo:font-size="20pt" style:text-underline-type="none" style:text-underline-width="auto" fo:font-weight="bold"/>
      <style:paragraph-properties fo:margin-top="10pt" fo:margin-bottom="0pt"/>
    </style:style>
    <style:style style:parent-style-name="218" style:display-name="138" style:family="paragraph" style:name="201">
      <style:text-properties fo:color="#000000" fo:font-family="Arial" style:font-family-complex="Arial" fo:font-size="18pt" fo:font-style="italic" style:text-underline-type="none" style:text-underline-width="auto" fo:font-weight="bold"/>
      <style:paragraph-properties fo:margin-top="10pt" fo:margin-bottom="0pt"/>
    </style:style>
    <style:style style:parent-style-name="218" style:display-name="139" style:family="paragraph" style:name="202">
      <style:text-properties fo:color="#232323" fo:font-family="Arial" style:font-family-complex="Arial" fo:font-size="16pt" style:text-underline-type="none" style:text-underline-width="auto"/>
      <style:paragraph-properties fo:margin-top="10pt" fo:margin-bottom="0pt"/>
    </style:style>
    <style:style style:parent-style-name="218" style:display-name="140" style:family="paragraph" style:name="203">
      <style:text-properties fo:color="#444444" fo:font-family="Arial" style:font-family-complex="Arial" fo:font-size="14pt" style:text-underline-type="none" style:text-underline-width="auto" fo:font-weight="bold"/>
      <style:paragraph-properties fo:margin-top="10pt" fo:margin-bottom="0pt"/>
    </style:style>
    <style:style style:parent-style-name="218" style:display-name="141" style:family="paragraph" style:name="204">
      <style:text-properties fo:color="#232323" fo:font-family="Arial" style:font-family-complex="Arial" fo:font-size="14pt" fo:font-style="italic" style:text-underline-type="none" style:text-underline-width="auto"/>
      <style:paragraph-properties fo:margin-top="10pt" fo:margin-bottom="0pt"/>
    </style:style>
    <style:style style:parent-style-name="218" style:display-name="142" style:family="paragraph" style:name="205">
      <style:text-properties fo:color="#606060" fo:font-family="Arial" style:font-family-complex="Arial" fo:font-size="12pt" style:text-underline-type="none" style:text-underline-width="auto" fo:font-weight="bold"/>
      <style:paragraph-properties fo:margin-top="10pt" fo:margin-bottom="0pt"/>
    </style:style>
    <style:style style:parent-style-name="218" style:display-name="143" style:family="paragraph" style:name="206">
      <style:text-properties fo:color="#444444" fo:font-family="Arial" style:font-family-complex="Arial" fo:font-size="12pt" style:text-underline-type="none" style:text-underline-width="auto"/>
      <style:paragraph-properties fo:margin-top="10pt" fo:margin-bottom="0pt"/>
    </style:style>
    <style:style style:parent-style-name="218" style:display-name="144" style:family="paragraph" style:name="207">
      <style:text-properties fo:color="#444444" fo:font-family="Arial" style:font-family-complex="Arial" fo:font-size="11.5pt" fo:font-style="italic" style:text-underline-type="none" style:text-underline-width="auto"/>
      <style:paragraph-properties fo:margin-top="10pt" fo:margin-bottom="0pt"/>
    </style:style>
    <style:style style:parent-style-name="218" style:display-name="145" style:family="paragraph" style:name="208">
      <style:paragraph-properties fo:margin-left="1.27cm" fo:margin-right="0cm" fo:text-indent="-0cm"/>
    </style:style>
    <style:style style:parent-style-name="218" style:display-name="146" style:family="paragraph" style:name="209">
      <style:text-properties fo:color="#000000" style:text-underline-type="none" style:text-underline-width="auto"/>
      <style:paragraph-properties fo:line-height="100%" fo:margin-bottom="0pt"/>
    </style:style>
    <style:style style:parent-style-name="218" style:display-name="147" style:family="paragraph" style:name="210">
      <style:text-properties fo:color="#373737" fo:font-size="9pt" fo:font-style="italic" style:text-underline-type="none" style:text-underline-width="auto"/>
      <style:paragraph-properties fo:margin-left="6.001cm" fo:margin-right="0cm" fo:text-indent="-0cm" fo:border-bottom="0.05292cm solid #A6A6A6" fo:border-left="0.05292cm solid #A6A6A6"/>
    </style:style>
    <style:style style:parent-style-name="218" style:display-name="148" style:family="paragraph" style:name="211">
      <style:text-properties fo:color="#606060" fo:font-size="9.5pt" fo:font-style="italic" style:text-underline-type="none" style:text-underline-width="auto"/>
      <style:paragraph-properties fo:margin-left="1cm" fo:margin-right="1cm" fo:text-indent="-0cm" fo:background-color="#d9d9d9" fo:border="0.01764cm solid #808080"/>
    </style:style>
    <style:style style:parent-style-name="218" style:display-name="149" style:family="paragraph" style:name="212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218" style:display-name="150" style:family="paragraph" style:name="213">
      <style:text-properties fo:color="#000000" fo:font-size="11pt" style:text-underline-type="none" style:text-underline-width="auto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97" style:display-name="151" style:family="text" style:name="214">
      <style:text-properties fo:color="#0000ff" style:text-underline-type="single" style:text-underline-style="solid" style:text-underline-width="auto" style:text-underline-color="font-color"/>
    </style:style>
    <style:style style:parent-style-name="218" style:display-name="152" style:family="paragraph" style:name="215">
      <style:text-properties fo:font-size="10pt" style:text-underline-type="none" style:text-underline-width="auto"/>
      <style:paragraph-properties fo:line-height="100%" fo:margin-bottom="0pt"/>
    </style:style>
    <style:style style:parent-style-name="198" style:display-name="153" style:family="text" style:name="216">
      <style:text-properties fo:font-size="10pt" style:text-underline-type="none" style:text-underline-width="auto"/>
    </style:style>
    <style:style style:parent-style-name="198" style:display-name="154" style:family="text" style:name="217">
      <style:text-properties style:text-underline-type="none" style:text-underline-width="auto"/>
    </style:style>
    <style:style style:parent-style-name="196" style:display-name="155" style:family="paragraph" style:name="218">
      <style:text-properties fo:color="#000000" fo:font-family="Liberation Serif" style:font-family-complex="Liberation Serif" fo:font-size="12pt" style:text-underline-type="none" style:text-underline-width="auto"/>
      <style:paragraph-properties/>
    </style:style>
    <style:style style:parent-style-name="218" style:display-name="156" style:family="paragraph" style:name="219">
      <style:text-properties/>
      <style:paragraph-properties/>
    </style:style>
    <style:style style:parent-style-name="219" style:display-name="157" style:family="paragraph" style:name="220">
      <style:text-properties fo:font-family="Liberation Sans" style:font-family-complex="Liberation Sans" fo:font-size="14pt" style:text-underline-type="none" style:text-underline-width="auto"/>
      <style:paragraph-properties fo:margin-top="12pt" fo:margin-bottom="6pt"/>
    </style:style>
    <style:style style:parent-style-name="219" style:display-name="158" style:family="paragraph" style:name="221">
      <style:text-properties/>
      <style:paragraph-properties fo:line-height="115%" fo:margin-top="0pt" fo:margin-bottom="7pt"/>
    </style:style>
    <style:style style:parent-style-name="221" style:display-name="159" style:family="paragraph" style:name="222">
      <style:text-properties style:text-underline-type="none" style:text-underline-width="auto"/>
    </style:style>
    <style:style style:parent-style-name="219" style:display-name="160" style:family="paragraph" style:name="223">
      <style:text-properties fo:font-size="12pt" fo:font-style="italic" style:text-underline-type="none" style:text-underline-width="auto"/>
      <style:paragraph-properties fo:margin-top="6pt" fo:margin-bottom="6pt"/>
    </style:style>
    <style:style style:parent-style-name="219" style:display-name="161" style:family="paragraph" style:name="224">
      <style:text-properties style:text-underline-type="none" style:text-underline-width="auto"/>
    </style:style>
    <style:style style:parent-style-name="220" style:display-name="162" style:family="paragraph" style:name="225">
      <style:text-properties fo:font-size="28pt" style:text-underline-type="none" style:text-underline-width="auto" fo:font-weight="bold"/>
      <style:paragraph-properties fo:text-align="center"/>
    </style:style>
    <style:style style:parent-style-name="220" style:display-name="163" style:family="paragraph" style:name="226">
      <style:text-properties fo:font-size="18pt" style:text-underline-type="none" style:text-underline-width="auto"/>
      <style:paragraph-properties fo:text-align="center" fo:margin-top="3pt" fo:margin-bottom="6pt"/>
    </style:style>
    <style:style style:parent-style-name="197" style:display-name="164" style:family="text" style:name="227"/>
    <style:style style:parent-style-name="196" style:display-name="165" style:family="paragraph" style:name="228"/>
    <style:style style:parent-style-name="172" style:display-name="166" style:family="paragraph" style:name="229"/>
    <style:style style:parent-style-name="148" style:display-name="284" style:family="paragraph" style:name="230"/>
    <style:style style:display-name="Default Paragraph Font" style:family="text" style:name="347"/>
    <text:list-style style:name="WWNum1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1.235cm" fo:text-indent="-0.628cm" fo:margin-left="1.27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text:list-tab-stop-position="1.87cm" fo:text-indent="-0.628cm" fo:margin-left="1.905cm"/>
        </style:list-level-properties>
      </text:list-level-style-number>
      <text:list-level-style-number text:level="3" style:num-format="a" style:num-letter-sync="true" style:num-suffix=")">
        <style:list-level-properties text:list-level-position-and-space-mode="label-alignment">
          <style:list-level-label-alignment text:list-tab-stop-position="2.505cm" fo:text-indent="-0.628cm" fo:margin-left="2.54cm"/>
        </style:list-level-properties>
      </text:list-level-style-number>
      <text:list-level-style-number text:level="4" style:num-format="a" style:num-letter-sync="true" style:num-suffix=")">
        <style:list-level-properties text:list-level-position-and-space-mode="label-alignment">
          <style:list-level-label-alignment text:list-tab-stop-position="3.14cm" fo:text-indent="-0.628cm" fo:margin-left="3.17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text:list-tab-stop-position="3.775cm" fo:text-indent="-0.628cm" fo:margin-left="3.81cm"/>
        </style:list-level-properties>
      </text:list-level-style-number>
      <text:list-level-style-number text:level="6" style:num-format="a" style:num-letter-sync="true" style:num-suffix=")">
        <style:list-level-properties text:list-level-position-and-space-mode="label-alignment">
          <style:list-level-label-alignment text:list-tab-stop-position="4.41cm" fo:text-indent="-0.628cm" fo:margin-left="4.445cm"/>
        </style:list-level-properties>
      </text:list-level-style-number>
      <text:list-level-style-number text:level="7" style:num-format="a" style:num-letter-sync="true" style:num-suffix=")">
        <style:list-level-properties text:list-level-position-and-space-mode="label-alignment">
          <style:list-level-label-alignment text:list-tab-stop-position="5.01cm" fo:text-indent="-0.628cm" fo:margin-left="5.08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text:list-tab-stop-position="5.645cm" fo:text-indent="-0.628cm" fo:margin-left="5.715cm"/>
        </style:list-level-properties>
      </text:list-level-style-number>
      <text:list-level-style-number text:level="9" style:num-format="a" style:num-letter-sync="true" style:num-suffix=")">
        <style:list-level-properties text:list-level-position-and-space-mode="label-alignment">
          <style:list-level-label-alignment text:list-tab-stop-position="6.28cm" fo:text-indent="-0.628cm" fo:margin-left="6.35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fo:margin-left="2cm" fo:margin-right="2cm" fo:margin-top="2cm" fo:margin-bottom="2cm"/>
    </style:page-layout>
    <style:page-layout style:name="Mpm2">
      <style:page-layout-properties fo:page-width="21.59cm" fo:page-height="27.94cm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6.0</meta:generator>
    <meta:initial-creator/>
    <meta:creation-date/>
    <meta:editing-cycles/>
    <meta:editing-duration/>
    <dc:date/>
    <dc:creator/>
    <meta:document-statistic/>
  </office:meta>
</office:document-meta>
</file>